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blemDetailJacksonMixinTests.writeStatusAnd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blemDetailJacksonMixinTests.testWrite( ProblemDetail problemDetail , String exp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blemDetailJacksonMixinTests.writeCustom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roblemDetailJacksonMixinTests.readCustom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